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5" style:family="paragraph" style:parent-style-name="Standard">
      <style:text-properties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.9846in" fo:margin-right="0in" fo:text-indent="0.4925in" style:auto-text-indent="false"/>
    </style:style>
    <style:style style:name="P8" style:family="paragraph" style:parent-style-name="Standard">
      <style:paragraph-properties fo:margin-left="1.7272in" fo:margin-right="0in" fo:text-indent="0in" style:auto-text-indent="false"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9" style:family="paragraph" style:parent-style-name="Standard" style:master-page-name="">
      <style:paragraph-properties fo:margin-left="0.9846in" fo:margin-right="0in" fo:orphans="0" fo:widows="0" fo:hyphenation-ladder-count="no-limit" fo:text-indent="0.5102in" style:auto-text-indent="false" style:page-number="auto" style:writing-mode="lr-tb"/>
      <style:text-properties fo:hyphenate="false" fo:hyphenation-remain-char-count="2" fo:hyphenation-push-char-count="2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 style:list-style-name="WW8Num2">
      <style:text-properties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P12" style:family="paragraph" style:parent-style-name="Standard" style:list-style-name="WW8Num2">
      <style:text-properties style:font-name="TimesNewRoman" fo:font-size="12pt" style:font-name-asian="TimesNewRoman" style:font-size-asian="12pt" style:font-name-complex="TimesNewRoman" style:font-size-complex="12pt"/>
    </style:style>
    <style:style style:name="P13" style:family="paragraph" style:parent-style-name="Standard" style:list-style-name="WW8Num3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4" style:family="paragraph" style:parent-style-name="Standard" style:list-style-name="WW8Num4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5" style:family="paragraph" style:parent-style-name="Standard" style:list-style-name="WW8Num4"/>
    <style:style style:name="P16" style:family="paragraph" style:parent-style-name="Standard" style:list-style-name="WW8Num4">
      <style:paragraph-properties fo:margin-left="1.7272in" fo:margin-right="-0.2626in" fo:text-indent="-0.25in" style:auto-text-indent="false"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T1" style:family="text">
      <style:text-properties fo:language="en" fo:country="US" style:language-asian="hi" style:country-asian="IN" style:language-complex="hi" style:country-complex="IN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4" style:family="text">
      <style:text-properties fo:font-size="14pt" style:font-name-asian="TimesNewRoman" style:font-size-asian="14pt" style:font-name-complex="TimesNewRoman" style:font-size-complex="14pt"/>
    </style:style>
    <style:style style:name="T5" style:family="text">
      <style:text-properties style:font-name-asian="TimesNewRoman" style:font-name-complex="TimesNewRoman"/>
    </style:style>
    <style:style style:name="T6" style:family="text">
      <style:text-properties fo:font-style="italic" style:font-name-asian="TimesNewRoman" style:font-style-asian="italic" style:font-name-complex="TimesNewRoman" style:font-style-complex="italic"/>
    </style:style>
    <style:style style:name="T7" style:family="text">
      <style:text-properties fo:font-size="12pt" style:font-name-asian="TimesNewRoman" style:font-size-asian="12pt" style:font-name-complex="TimesNewRoman" style:font-size-complex="12pt"/>
    </style:style>
    <style:style style:name="T8" style:family="text">
      <style:text-properties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9" style:family="text">
      <style:text-properties fo:font-size="12pt" fo:font-style="italic" fo:font-weight="normal" style:font-name-asian="TimesNewRoman" style:font-size-asian="12pt" style:font-style-asian="italic" style:font-weight-asian="normal" style:font-name-complex="TimesNewRoman" style:font-size-complex="12pt" style:font-style-complex="italic" style:font-weight-complex="normal"/>
    </style:style>
    <style:style style:name="T10" style:family="text">
      <style:text-properties fo:font-size="11.6999998092651pt" fo:font-style="normal" fo:font-weight="normal" style:font-name-asian="TimesNewRoman" style:font-size-asian="11.6999998092651pt" style:font-style-asian="normal" style:font-weight-asian="normal" style:font-name-complex="TimesNewRoman" style:font-size-complex="11.6999998092651pt" style:font-style-complex="normal" style:font-weight-complex="normal"/>
    </style:style>
    <style:style style:name="T11" style:family="text">
      <style:text-properties style:font-name="TimesNewRoman" fo:font-size="12pt" style:font-name-asian="TimesNewRoman" style:font-size-asian="12pt" style:font-name-complex="TimesNewRoman" style:font-size-complex="12pt"/>
    </style:style>
    <style:style style:name="T12" style:family="text">
      <style:text-properties fo:font-style="normal" style:font-name-asian="TimesNewRoman" style:font-style-asian="normal" style:font-name-complex="TimesNewRoman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Josh Ghimire Bhattarai</text:p>
      <text:p text:style-name="P2"><text:a xlink:type="simple" xlink:href="mailto:bhattar2@msu.edu" text:style-name="Internet_20_link" text:visited-style-name="Visited_20_Internet_20_Link"><text:span text:style-name="Internet_20_link"><text:span text:style-name="T1">bhattar2@msu.edu</text:span></text:span></text:a></text:p>
      <text:p text:style-name="P2">248-719-4175</text:p>
      <text:p text:style-name="P2">113 S Prospect Ave.</text:p>
      <text:p text:style-name="P2">Redondo Beach, California 90277</text:p>
      <text:p text:style-name="P6"><text:a xlink:type="simple" xlink:href="https://github.com/bhattarai333" text:style-name="Internet_20_link" text:visited-style-name="Visited_20_Internet_20_Link">https://github.com/bhattarai333</text:a></text:p>
      <text:p text:style-name="P6"/>
      <text:p text:style-name="P3">EDUCATION:<text:tab/></text:p>
      <text:p text:style-name="P9">Bachelor's Degree, Computer Science, May 2019 </text:p>
      <text:p text:style-name="P7">Cognate (Minor), Marketing &amp; Business, May 2019</text:p>
      <text:p text:style-name="Standard"><text:tab/><text:tab/><text:tab/>Michigan State University, East Lansing Michigan</text:p>
      <text:p text:style-name="Standard"><text:tab/><text:tab/><text:tab/><text:span text:style-name="T2">Overall GPA: 3.2/4.0<text:tab/>Computer Science GPA: 3.3/4.0</text:span></text:p>
      <text:p text:style-name="P3">EXPERIENCE:<text:tab/></text:p>
      <text:p text:style-name="P3"><text:span text:style-name="T4"><text:tab/><text:tab/><text:tab/>Capstone Experience,</text:span><text:span text:style-name="T7"> </text:span><text:span text:style-name="T8">East Lansing, Michigan</text:span></text:p>
      <text:p text:style-name="P3"><text:span text:style-name="T8"><text:tab/><text:tab/><text:tab/></text:span><text:span text:style-name="T9">Herman Miller Material Normalization &amp; Computer Vision, </text:span><text:span text:style-name="T10">August 2018 – December 2018</text:span></text:p>
      <text:list xml:id="list6067878626993862053" text:style-name="WW8Num2">
        <text:list-item>
          <text:p text:style-name="P11">Worked in a group of 5 peers to design and develop a computer vision product.</text:p>
        </text:list-item>
        <text:list-item>
          <text:p text:style-name="P12">Trained several machine learning models using Amazon SageMaker and TensorFlow.</text:p>
        </text:list-item>
        <text:list-item>
          <text:p text:style-name="P12">Utilized models in order to recommend customers internal Herman Miller fabrics.</text:p>
        </text:list-item>
        <text:list-item>
          <text:p text:style-name="P12">Integrated models with incoming fabric catalog to standardize fabric categorization.</text:p>
        </text:list-item>
        <text:list-item>
          <text:p text:style-name="P12">Specifically designed integration between the different components of the product.</text:p>
        </text:list-item>
        <text:list-item>
          <text:p text:style-name="P12">Designed and developed API which encapsulates entire product into REST endpoints.</text:p>
        </text:list-item>
        <text:list-item>
          <text:p text:style-name="P12">Product achieved first place prize out of 97 MSU class of 2018 senior CSE students.</text:p>
        </text:list-item>
      </text:list>
      <text:p text:style-name="P5"/>
      <text:p text:style-name="P7"><text:span text:style-name="T3">Quicken Loans,</text:span><text:span text:style-name="T4"> </text:span><text:span text:style-name="T5">Detroit, Michigan</text:span></text:p>
      <text:p text:style-name="Standard"><text:span text:style-name="T5"><text:tab/><text:tab/><text:tab/></text:span><text:span text:style-name="T6">Software Development Intern, </text:span><text:span text:style-name="T12">May</text:span><text:span text:style-name="T5"> 2016 – August 2016</text:span></text:p>
      <text:list xml:id="list40448674" text:continue-numbering="true" text:style-name="WW8Num2">
        <text:list-item>
          <text:p text:style-name="P11">Designed and developed full-stack web app to solve diagnostic issues for client.</text:p>
        </text:list-item>
        <text:list-item>
          <text:p text:style-name="P12">Created front-end server to display all data, functionality created through JavaScript.</text:p>
        </text:list-item>
        <text:list-item>
          <text:p text:style-name="P12">Developed a server with REST API endpoints to receive data from different sources.</text:p>
        </text:list-item>
        <text:list-item>
          <text:p text:style-name="P12">Worked with senior software engineers to familiarize with diagnostic issues.</text:p>
        </text:list-item>
        <text:list-item>
          <text:p text:style-name="P12">Divided project into small tasks and completed them independently.</text:p>
        </text:list-item>
        <text:list-item>
          <text:p text:style-name="P12">Learned practical skills in many languages such as C++, C#, HTML and JavaScript.</text:p>
          <text:p text:style-name="P12"/>
        </text:list-item>
      </text:list>
      <text:p text:style-name="P4">SKILLS:</text:p>
      <text:list xml:id="list5864802360016076308" text:style-name="WW8Num3">
        <text:list-item>
          <text:p text:style-name="P13">Java - Created program which was eventually sold to digital media company.</text:p>
        </text:list-item>
        <text:list-item>
          <text:p text:style-name="P13">Python - Familiar in creating web apps and machine learning model functionality.</text:p>
        </text:list-item>
        <text:list-item>
          <text:p text:style-name="P13">JavaScript - Designed website to display information neatly from C# server.</text:p>
        </text:list-item>
        <text:list-item>
          <text:p text:style-name="P13">C# - Designed WebSocket server to receive and process REST API calls.</text:p>
        </text:list-item>
        <text:list-item>
          <text:p text:style-name="P13">C/C++ - Taken one year each of college level C and C++ courses.</text:p>
        </text:list-item>
        <text:list-item>
          <text:p text:style-name="P13">Assembly - Basic level of understanding from college courses.</text:p>
        </text:list-item>
      </text:list>
      <text:p text:style-name="P8"/>
      <text:p text:style-name="P4">ACTIVITES &amp; HONORS:</text:p>
      <text:list xml:id="list1428017315961152691" text:style-name="WW8Num4">
        <text:list-item>
          <text:p text:style-name="P15"><text:span text:style-name="T11">Urban Science Sigma Award - Best overall capstone project, </text:span><text:a xlink:type="simple" xlink:href="https://www.cse.msu.edu/~cse498/2018-08/design-day/awards/#urban-science-sigma-award" text:style-name="Internet_20_link" text:visited-style-name="Visited_20_Internet_20_Link">Herman Miller FIBRE</text:a><text:span text:style-name="T11">.</text:span></text:p>
        </text:list-item>
        <text:list-item>
          <text:p text:style-name="P14">LEGO Robotics - Medal for “excellent programming”.</text:p>
        </text:list-item>
        <text:list-item>
          <text:p text:style-name="P16">Flash Programming - Earned $600 at age of 13 by programming flash gam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811in" style:type="center"/>
          <style:tab-stop style:position="7.5626in" style:type="right"/>
        </style:tab-stops>
      </style:paragraph-properties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3z5" style:family="text">
      <style:text-properties style:font-name="Symbol" style:font-name-complex="Symbol"/>
    </style:style>
    <style:style style:name="WW8Num4z0" style:family="text">
      <style:text-properties style:font-name="Symbol" style:font-name-complex="Open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>
      <style:text-properties style:font-name="OpenSymbol" style:font-name-complex="OpenSymbol"/>
    </style:style>
    <style:style style:name="WW8Num4z5" style:family="text">
      <style:text-properties style:font-name="Symbol" style:font-name-complex="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6z5" style:family="text">
      <style:text-properties style:font-name="Symbol" style:font-name-complex="Symbol"/>
    </style:style>
    <style:style style:name="WW8Num7z0" style:family="text">
      <style:text-properties style:font-name="Symbol" style:font-name-asian="TimesNewRoman" style:font-name-complex="OpenSymbol"/>
    </style:style>
    <style:style style:name="WW8Num7z1" style:family="text">
      <style:text-properties style:font-name="OpenSymbol" style:font-name-complex="OpenSymbol"/>
    </style:style>
    <style:style style:name="WW8Num7z5" style:family="text">
      <style:text-properties style:font-name="Symbol" style:font-name-complex="Symbol"/>
    </style:style>
    <style:style style:name="WW8Num8z0" style:family="text">
      <style:text-properties style:font-name="Symbol" style:font-name-asian="TimesNewRoman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9z5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1z5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917in" fo:text-indent="-0.3016in" fo:margin-left="1.7917in"/>
        </style:list-level-properties>
        <style:text-properties style:font-name="Star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Star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OpenSymbol"/>
      </text:list-level-style-bullet>
      <text:list-level-style-bullet text:level="6" text:style-name="WW8Num3z5" style:num-suffix="." text:bullet-char="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1.7272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43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itizen of United States of America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b</meta:initial-creator>
    <meta:creation-date>2017-08-30T21:15:00</meta:creation-date>
    <dc:creator>Josh Bhattarai</dc:creator>
    <dc:date>2019-08-03T20:25:28.59</dc:date>
    <meta:editing-cycles>34</meta:editing-cycles>
    <meta:editing-duration>P3DT10H10M53S</meta:editing-duration>
    <meta:generator>OpenOffice/4.1.6$Win32 OpenOffice.org_project/416m1$Build-9790</meta:generator>
    <meta:document-statistic meta:table-count="0" meta:image-count="0" meta:object-count="0" meta:page-count="1" meta:paragraph-count="41" meta:word-count="354" meta:character-count="2310"/>
  </office:meta>
</office:document-meta>
</file>